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va-traineeship YoungCapital</text:p>
            <text:p>Karen Berntsen</text:p>
            <text:p>27-10-2017</text:p>
            <text:p>Zwo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chnieken</text:p>
              </text:list-item>
              <text:list-item>
                <text:p>Voedings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iek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>Backend:</text:p>
                <text:list>
                  <text:list-item>
                    <text:p>SQL</text:p>
                  </text:list-item>
                  <text:list-item>
                    <text:p>Hibernate</text:p>
                  </text:list-item>
                  <text:list-item>
                    <text:p>Maven</text:p>
                  </text:list-item>
                  <text:list-item>
                    <text:p>Spring</text:p>
                  </text:list-item>
                  <text:list-item>
                    <text:p>Java</text:p>
                  </text:list-item>
                </text:list>
              </text:list-item>
              <text:list-item>
                <text:p>Frontend:</text:p>
                <text:list>
                  <text:list-item>
                    <text:p>HTML</text:p>
                  </text:list-item>
                  <text:list-item>
                    <text:p>CSS</text:p>
                  </text:list-item>
                  <text:list-item>
                    <text:p>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4" draw:layer="layout" svg:width="25.199cm" svg:height="15.686cm" svg:x="1.4cm" svg:y="4.914cm" presentation:class="outline" presentation:user-transformed="true">
          <draw:text-box>
            <text:list text:style-name="L3">
              <text:list-item>
                <text:p><text:span text:style-name="T1">Features</text:span></text:p>
                <text:list>
                  <text:list-item>
                    <text:p><text:span text:style-name="T2">Account aanmaken</text:span></text:p>
                  </text:list-item>
                  <text:list-item>
                    <text:p><text:span text:style-name="T2">Inloggen</text:span></text:p>
                  </text:list-item>
                  <text:list-item>
                    <text:p><text:span text:style-name="T2">Producten toevoegen aan de database</text:span></text:p>
                  </text:list-item>
                  <text:list-item>
                    <text:p><text:span text:style-name="T2">Logboek aanmaken</text:span></text:p>
                  </text:list-item>
                  <text:list-item>
                    <text:p><text:span text:style-name="T2">Producten uit database toevoegen aan </text:span><text:span text:style-name="T2">logboek</text:span></text:p>
                  </text:list-item>
                  <text:list-item>
                    <text:p><text:span text:style-name="T2">Logboek bekijk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<text:a xlink:href="localhost:8080/index.html" xlink:type="simple">voedingsmeter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6:34:12.716645163</meta:creation-date>
    <dc:date>2017-10-23T16:51:49.674199475</dc:date>
    <meta:editing-duration>PT17M37S</meta:editing-duration>
    <meta:editing-cycles>3</meta:editing-cycles>
    <meta:generator>LibreOffice/5.1.6.2$Linux_X86_64 LibreOffice_project/10m0$Build-2</meta:generator>
    <meta:document-statistic meta:object-count="40"/>
  </office:meta>
</office:document-meta>
</file>